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5.828cm"/>
    </style:style>
    <style:style style:name="co4" style:family="table-column">
      <style:table-column-properties fo:break-before="auto" style:column-width="2.9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40c1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color="#0040c1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fo:color="#c9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40c1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4">
      <style:text-properties fo:color="#00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ext-properties fo:color="#0040c1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104">
      <style:text-properties fo:color="#c90000" style:text-outline="false" style:text-line-through-style="none" style:text-line-through-type="none" style:font-name="Arial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104">
      <style:text-properties fo:color="#0040c1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ce6"/>
        <table:table-column table:style-name="co3" table:default-cell-style-name="ce9"/>
        <table:table-column table:style-name="co4" table:number-columns-repeated="3" table:default-cell-style-name="ce14"/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1" office:value-type="string" calcext:value-type="string">
            <text:p>Evolucao das Receitas x Despesas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Periodo <text:span text:style-name="T1">01/01/2026 a 30/03/2026</text:span>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Campo de data: Por Vencimento</text:p>
          </table:table-cell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/>
          <table:table-cell table:style-name="Default" table:number-columns-repeated="4"/>
        </table:table-row>
        <table:table-row table:style-name="ro3">
          <table:table-cell table:number-columns-repeated="2"/>
          <table:table-cell table:style-name="ce4" office:value-type="string" calcext:value-type="string">
            <text:p>Saldo inicial R$1.000,00</text:p>
          </table:table-cell>
          <table:table-cell table:style-name="ce8"/>
          <table:table-cell table:style-name="Default" table:number-columns-repeated="3"/>
        </table:table-row>
        <table:table-row table:style-name="ro4">
          <table:table-cell table:number-columns-repeated="2"/>
          <table:table-cell table:style-name="ce5" office:value-type="string" calcext:value-type="string">
            <text:p>Receitas</text:p>
          </table:table-cell>
          <table:table-cell table:style-name="ce5" office:value-type="string" calcext:value-type="string">
            <text:p>Descricao da Receita</text:p>
          </table:table-cell>
          <table:table-cell table:style-name="ce13" office:value-type="string" calcext:value-type="string">
            <text:p>JAN/26</text:p>
          </table:table-cell>
          <table:table-cell table:style-name="ce13" office:value-type="string" calcext:value-type="string">
            <text:p>FEV/26</text:p>
          </table:table-cell>
          <table:table-cell table:style-name="ce13" office:value-type="string" calcext:value-type="string">
            <text:p>MAR/2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luguel de Software </text:p>
          </table:table-cell>
          <table:table-cell table:number-columns-repeated="3" office:value-type="currency" office:currency="BRL" office:value="54654.91" calcext:value-type="currency">
            <text:p>R$ 54.654,9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envolvimento (Rec) </text:p>
          </table:table-cell>
          <table:table-cell table:number-columns-repeated="2" office:value-type="currency" office:currency="BRL" office:value="18697.66" calcext:value-type="currency">
            <text:p>R$ 18.697,66</text:p>
          </table:table-cell>
          <table:table-cell office:value-type="currency" office:currency="BRL" office:value="8697.66" calcext:value-type="currency">
            <text:p>R$ 8.697,6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mplantação (Rec) </text:p>
          </table:table-cell>
          <table:table-cell table:number-columns-repeated="3" office:value-type="currency" office:currency="BRL" office:value="518.16" calcext:value-type="currency">
            <text:p>R$ 518,16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ce10" office:value-type="string" calcext:value-type="string">
            <text:p>Total Receitas Mes </text:p>
          </table:table-cell>
          <table:table-cell table:number-columns-repeated="2" table:style-name="ce15" office:value-type="currency" office:currency="BRL" office:value="73870.73" calcext:value-type="currency">
            <text:p>R$ 73.870,73</text:p>
          </table:table-cell>
          <table:table-cell table:style-name="ce15" office:value-type="currency" office:currency="BRL" office:value="63870.73" calcext:value-type="currency">
            <text:p>R$ 63.870,73</text:p>
          </table:table-cell>
        </table:table-row>
        <table:table-row table:style-name="ro4">
          <table:table-cell table:number-columns-repeated="2"/>
          <table:table-cell table:style-name="ce7" office:value-type="string" calcext:value-type="string">
            <text:p>Despesas</text:p>
          </table:table-cell>
          <table:table-cell table:style-name="ce7" office:value-type="string" calcext:value-type="string">
            <text:p>Descricao da Despesa</text:p>
          </table:table-cell>
          <table:table-cell table:style-name="ce13" office:value-type="string" calcext:value-type="string">
            <text:p>JAN/26</text:p>
          </table:table-cell>
          <table:table-cell table:style-name="ce13" office:value-type="string" calcext:value-type="string">
            <text:p>FEV/26</text:p>
          </table:table-cell>
          <table:table-cell table:style-name="ce13" office:value-type="string" calcext:value-type="string">
            <text:p>MAR/26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Prolabore </text:p>
          </table:table-cell>
          <table:table-cell table:number-columns-repeated="3" office:value-type="currency" office:currency="BRL" office:value="16943.57" calcext:value-type="currency">
            <text:p>R$ 16.943,57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Fornecedores</text:p>
          </table:table-cell>
          <table:table-cell table:number-columns-repeated="3" office:value-type="currency" office:currency="BRL" office:value="13332.09" calcext:value-type="currency">
            <text:p>R$ 13.332,09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alários </text:p>
          </table:table-cell>
          <table:table-cell table:number-columns-repeated="3" office:value-type="currency" office:currency="BRL" office:value="8653.42" calcext:value-type="currency">
            <text:p>R$ 8.653,4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Desenvolvimento (Desp) </text:p>
          </table:table-cell>
          <table:table-cell table:number-columns-repeated="3" office:value-type="currency" office:currency="BRL" office:value="6300" calcext:value-type="currency">
            <text:p>R$ 6.300,0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13o Salario </text:p>
          </table:table-cell>
          <table:table-cell table:number-columns-repeated="3" office:value-type="currency" office:currency="BRL" office:value="4384.21" calcext:value-type="currency">
            <text:p>R$ 4.384,2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Impostos</text:p>
          </table:table-cell>
          <table:table-cell table:number-columns-repeated="3" office:value-type="currency" office:currency="BRL" office:value="4366.08" calcext:value-type="currency">
            <text:p>R$ 4.366,08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Comissões </text:p>
          </table:table-cell>
          <table:table-cell table:number-columns-repeated="3" office:value-type="currency" office:currency="BRL" office:value="3385.54" calcext:value-type="currency">
            <text:p>R$ 3.385,54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Ajuda de Custo (desp) </text:p>
          </table:table-cell>
          <table:table-cell table:number-columns-repeated="3" office:value-type="currency" office:currency="BRL" office:value="2480.9" calcext:value-type="currency">
            <text:p>R$ 2.480,9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Software (Desp) </text:p>
          </table:table-cell>
          <table:table-cell table:number-columns-repeated="3" office:value-type="currency" office:currency="BRL" office:value="2077.71" calcext:value-type="currency">
            <text:p>R$ 2.077,71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nergia/Internet </text:p>
          </table:table-cell>
          <table:table-cell table:number-columns-repeated="3" office:value-type="currency" office:currency="BRL" office:value="619.82" calcext:value-type="currency">
            <text:p>R$ 619,82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Escritório (desp) </text:p>
          </table:table-cell>
          <table:table-cell table:number-columns-repeated="3" office:value-type="currency" office:currency="BRL" office:value="380" calcext:value-type="currency">
            <text:p>R$ 380,00</text:p>
          </table:table-cell>
        </table:table-row>
        <table:table-row table:style-name="ro3">
          <table:table-cell table:number-columns-repeated="2"/>
          <table:table-cell table:style-name="Default"/>
          <table:table-cell table:style-name="ce11" office:value-type="string" calcext:value-type="string">
            <text:p>Total Despesas Mes </text:p>
          </table:table-cell>
          <table:table-cell table:number-columns-repeated="3" table:style-name="ce16" office:value-type="currency" office:currency="BRL" office:value="62923.34" calcext:value-type="currency">
            <text:p>R$ 62.923,34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12" office:value-type="string" calcext:value-type="string">
            <text:p>Saldo Final (Receita – Despesa)</text:p>
          </table:table-cell>
          <table:table-cell table:number-columns-repeated="3" table:style-name="ce17" office:value-type="currency" office:currency="BRL" office:value="10947.39" calcext:value-type="currency">
            <text:p>R$ 10.947,39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12" office:value-type="string" calcext:value-type="string">
            <text:p>Acumulado</text:p>
          </table:table-cell>
          <table:table-cell table:style-name="ce17" table:formula="of:=1000+[.E27]" office:value-type="currency" office:currency="BRL" office:value="11947.39" calcext:value-type="currency">
            <text:p>R$ 11.947,39</text:p>
          </table:table-cell>
          <table:table-cell table:style-name="ce17" table:formula="of:=[.E28]+[.F27]" office:value-type="currency" office:currency="BRL" office:value="22894.78" calcext:value-type="currency">
            <text:p>R$ 22.894,78</text:p>
          </table:table-cell>
          <table:table-cell table:style-name="ce17" table:formula="of:=[.F28]+[.G27]" office:value-type="currency" office:currency="BRL" office:value="33842.17" calcext:value-type="currency">
            <text:p>R$ 33.842,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6T10:38:16.953511800</meta:creation-date>
    <dc:date>2025-11-06T11:00:19.810901100</dc:date>
    <meta:editing-duration>PT8M36S</meta:editing-duration>
    <meta:editing-cycles>1</meta:editing-cycles>
    <meta:document-statistic meta:table-count="1" meta:cell-count="86" meta:object-count="0"/>
    <meta:generator>LibreOffice/25.2.6.2$Windows_X86_64 LibreOffice_project/729c5bfe710f5eb71ed3bbde9e06a6065e9c6c5d</meta:generator>
  </office:meta>
</office:document-meta>
</file>